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SIMULATED</text:p>
          </table:table-cell>
          <table:table-cell table:number-columns-repeated="1023"/>
        </table:table-row>
        <table:table-row table:style-name="ro1">
          <table:table-cell office:value-type="string">
            <text:p>haploid</text:p>
          </table:table-cell>
          <table:table-cell office:value-type="string">
            <text:p>kmer size 17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35x</text:p>
          </table:table-cell>
          <table:table-cell/>
          <table:table-cell office:value-type="string">
            <text:p>70x</text:p>
          </table:table-cell>
          <table:table-cell/>
          <table:table-cell office:value-type="string">
            <text:p>140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quake</text:p>
          </table:table-cell>
          <table:table-cell office:value-type="float" office:value="89.5906">
            <text:p>89.5906</text:p>
          </table:table-cell>
          <table:table-cell office:value-type="float" office:value="48.7684">
            <text:p>48.7684</text:p>
          </table:table-cell>
          <table:table-cell office:value-type="float" office:value="89.6438">
            <text:p>89.6438</text:p>
          </table:table-cell>
          <table:table-cell office:value-type="float" office:value="48.8224">
            <text:p>48.8224</text:p>
          </table:table-cell>
          <table:table-cell office:value-type="float" office:value="89.5921">
            <text:p>89.5921</text:p>
          </table:table-cell>
          <table:table-cell office:value-type="float" office:value="48.78">
            <text:p>48.7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ket</text:p>
          </table:table-cell>
          <table:table-cell office:value-type="float" office:value="92.6084">
            <text:p>92.6084</text:p>
          </table:table-cell>
          <table:table-cell office:value-type="float" office:value="92.0415">
            <text:p>92.0415</text:p>
          </table:table-cell>
          <table:table-cell office:value-type="float" office:value="92.5983">
            <text:p>92.5983</text:p>
          </table:table-cell>
          <table:table-cell office:value-type="float" office:value="92.0497">
            <text:p>92.0497</text:p>
          </table:table-cell>
          <table:table-cell office:value-type="float" office:value="92.597">
            <text:p>92.597</text:p>
          </table:table-cell>
          <table:table-cell office:value-type="float" office:value="92.0334">
            <text:p>92.0334</text:p>
          </table:table-cell>
          <table:table-cell table:number-columns-repeated="1016"/>
        </table:table-row>
        <table:table-row table:style-name="ro1">
          <table:table-cell office:value-type="string">
            <text:p>Recall</text:p>
          </table:table-cell>
          <table:table-cell office:value-type="string">
            <text:p>bless</text:p>
          </table:table-cell>
          <table:table-cell office:value-type="float" office:value="98.6822">
            <text:p>98.6822</text:p>
          </table:table-cell>
          <table:table-cell office:value-type="float" office:value="97.2889">
            <text:p>97.2889</text:p>
          </table:table-cell>
          <table:table-cell office:value-type="float" office:value="98.6856">
            <text:p>98.6856</text:p>
          </table:table-cell>
          <table:table-cell office:value-type="float" office:value="97.4787">
            <text:p>97.4787</text:p>
          </table:table-cell>
          <table:table-cell office:value-type="float" office:value="98.6499">
            <text:p>98.6499</text:p>
          </table:table-cell>
          <table:table-cell office:value-type="float" office:value="97.4661">
            <text:p>97.4661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>
            <text:p>lighter</text:p>
          </table:table-cell>
          <table:table-cell table:style-name="ce1" office:value-type="float" office:value="99.3956">
            <text:p>99.3956</text:p>
          </table:table-cell>
          <table:table-cell table:style-name="ce1" office:value-type="float" office:value="97.9924">
            <text:p>97.9924</text:p>
          </table:table-cell>
          <table:table-cell table:style-name="ce1" office:value-type="float" office:value="99.3255">
            <text:p>99.3255</text:p>
          </table:table-cell>
          <table:table-cell table:style-name="ce1" office:value-type="float" office:value="98.7146">
            <text:p>98.7146</text:p>
          </table:table-cell>
          <table:table-cell table:style-name="ce1" office:value-type="float" office:value="99.3667">
            <text:p>99.3667</text:p>
          </table:table-cell>
          <table:table-cell table:style-name="ce1" office:value-type="float" office:value="98.8725">
            <text:p>98.8725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>
            <text:p>quake</text:p>
          </table:table-cell>
          <table:table-cell office:value-type="float" office:value="99.9925">
            <text:p>99.9925</text:p>
          </table:table-cell>
          <table:table-cell office:value-type="float" office:value="99.9926">
            <text:p>99.9926</text:p>
          </table:table-cell>
          <table:table-cell table:number-columns-repeated="2" office:value-type="float" office:value="99.9929">
            <text:p>99.9929</text:p>
          </table:table-cell>
          <table:table-cell office:value-type="float" office:value="99.9931">
            <text:p>99.9931</text:p>
          </table:table-cell>
          <table:table-cell office:value-type="float" office:value="99.9929">
            <text:p>99.992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ket</text:p>
          </table:table-cell>
          <table:table-cell office:value-type="float" office:value="99.7752">
            <text:p>99.7752</text:p>
          </table:table-cell>
          <table:table-cell office:value-type="float" office:value="99.6273">
            <text:p>99.6273</text:p>
          </table:table-cell>
          <table:table-cell office:value-type="float" office:value="99.7792">
            <text:p>99.7792</text:p>
          </table:table-cell>
          <table:table-cell office:value-type="float" office:value="99.6279">
            <text:p>99.6279</text:p>
          </table:table-cell>
          <table:table-cell office:value-type="float" office:value="99.7766">
            <text:p>99.7766</text:p>
          </table:table-cell>
          <table:table-cell office:value-type="float" office:value="99.625">
            <text:p>99.625</text:p>
          </table:table-cell>
          <table:table-cell table:number-columns-repeated="1016"/>
        </table:table-row>
        <table:table-row table:style-name="ro1">
          <table:table-cell office:value-type="string">
            <text:p>Prec</text:p>
          </table:table-cell>
          <table:table-cell office:value-type="string">
            <text:p>bless</text:p>
          </table:table-cell>
          <table:table-cell office:value-type="float" office:value="98.8966">
            <text:p>98.8966</text:p>
          </table:table-cell>
          <table:table-cell office:value-type="float" office:value="98.5898">
            <text:p>98.5898</text:p>
          </table:table-cell>
          <table:table-cell office:value-type="float" office:value="98.8775">
            <text:p>98.8775</text:p>
          </table:table-cell>
          <table:table-cell office:value-type="float" office:value="98.6157">
            <text:p>98.6157</text:p>
          </table:table-cell>
          <table:table-cell office:value-type="float" office:value="98.8836">
            <text:p>98.8836</text:p>
          </table:table-cell>
          <table:table-cell office:value-type="float" office:value="98.6118">
            <text:p>98.6118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>
            <text:p>lighter</text:p>
          </table:table-cell>
          <table:table-cell table:style-name="ce1" office:value-type="float" office:value="99.109">
            <text:p>99.109</text:p>
          </table:table-cell>
          <table:table-cell table:style-name="ce1" office:value-type="float" office:value="99.1348">
            <text:p>99.1348</text:p>
          </table:table-cell>
          <table:table-cell table:style-name="ce1" office:value-type="float" office:value="99.0847">
            <text:p>99.0847</text:p>
          </table:table-cell>
          <table:table-cell table:style-name="ce1" office:value-type="float" office:value="99.1634">
            <text:p>99.1634</text:p>
          </table:table-cell>
          <table:table-cell table:style-name="ce1" office:value-type="float" office:value="99.0676">
            <text:p>99.0676</text:p>
          </table:table-cell>
          <table:table-cell table:style-name="ce1" office:value-type="float" office:value="99.1679">
            <text:p>99.1679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>
            <text:p>quake</text:p>
          </table:table-cell>
          <table:table-cell office:value-type="float" office:value="94.5062">
            <text:p>94.5062</text:p>
          </table:table-cell>
          <table:table-cell office:value-type="float" office:value="65.5613">
            <text:p>65.5613</text:p>
          </table:table-cell>
          <table:table-cell office:value-type="float" office:value="94.536">
            <text:p>94.536</text:p>
          </table:table-cell>
          <table:table-cell office:value-type="float" office:value="65.6101">
            <text:p>65.6101</text:p>
          </table:table-cell>
          <table:table-cell office:value-type="float" office:value="94.5073">
            <text:p>94.5073</text:p>
          </table:table-cell>
          <table:table-cell office:value-type="float" office:value="65.5719">
            <text:p>65.571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ket</text:p>
          </table:table-cell>
          <table:table-cell office:value-type="float" office:value="96.0583">
            <text:p>96.0583</text:p>
          </table:table-cell>
          <table:table-cell office:value-type="float" office:value="95.6843">
            <text:p>95.6843</text:p>
          </table:table-cell>
          <table:table-cell office:value-type="float" office:value="96.0547">
            <text:p>96.0547</text:p>
          </table:table-cell>
          <table:table-cell office:value-type="float" office:value="95.689">
            <text:p>95.689</text:p>
          </table:table-cell>
          <table:table-cell office:value-type="float" office:value="96.0529">
            <text:p>96.0529</text:p>
          </table:table-cell>
          <table:table-cell office:value-type="float" office:value="95.6788">
            <text:p>95.6788</text:p>
          </table:table-cell>
          <table:table-cell table:number-columns-repeated="1016"/>
        </table:table-row>
        <table:table-row table:style-name="ro1">
          <table:table-cell office:value-type="string">
            <text:p>F-score</text:p>
          </table:table-cell>
          <table:table-cell office:value-type="string">
            <text:p>bless</text:p>
          </table:table-cell>
          <table:table-cell office:value-type="float" office:value="98.7893">
            <text:p>98.7893</text:p>
          </table:table-cell>
          <table:table-cell office:value-type="float" office:value="97.935">
            <text:p>97.935</text:p>
          </table:table-cell>
          <table:table-cell office:value-type="float" office:value="98.7815">
            <text:p>98.7815</text:p>
          </table:table-cell>
          <table:table-cell office:value-type="float" office:value="98.0439">
            <text:p>98.0439</text:p>
          </table:table-cell>
          <table:table-cell office:value-type="float" office:value="98.7666">
            <text:p>98.7666</text:p>
          </table:table-cell>
          <table:table-cell office:value-type="float" office:value="98.0356">
            <text:p>98.0356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>
            <text:p>lighter</text:p>
          </table:table-cell>
          <table:table-cell table:style-name="ce1" office:value-type="float" office:value="99.2521">
            <text:p>99.2521</text:p>
          </table:table-cell>
          <table:table-cell table:style-name="ce1" office:value-type="float" office:value="98.5603">
            <text:p>98.5603</text:p>
          </table:table-cell>
          <table:table-cell table:style-name="ce1" office:value-type="float" office:value="99.2049">
            <text:p>99.2049</text:p>
          </table:table-cell>
          <table:table-cell table:style-name="ce1" office:value-type="float" office:value="98.9384">
            <text:p>98.9384</text:p>
          </table:table-cell>
          <table:table-cell table:style-name="ce1" office:value-type="float" office:value="99.2169">
            <text:p>99.2169</text:p>
          </table:table-cell>
          <table:table-cell table:style-name="ce1" office:value-type="float" office:value="99.02">
            <text:p>99.02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>
            <text:p>quake</text:p>
          </table:table-cell>
          <table:table-cell office:value-type="float" office:value="89.5839">
            <text:p>89.5839</text:p>
          </table:table-cell>
          <table:table-cell office:value-type="float" office:value="48.7648">
            <text:p>48.7648</text:p>
          </table:table-cell>
          <table:table-cell office:value-type="float" office:value="89.6375">
            <text:p>89.6375</text:p>
          </table:table-cell>
          <table:table-cell office:value-type="float" office:value="48.8189">
            <text:p>48.8189</text:p>
          </table:table-cell>
          <table:table-cell office:value-type="float" office:value="89.586">
            <text:p>89.586</text:p>
          </table:table-cell>
          <table:table-cell office:value-type="float" office:value="48.7766">
            <text:p>48.776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usket</text:p>
          </table:table-cell>
          <table:table-cell office:value-type="float" office:value="92.3998">
            <text:p>92.3998</text:p>
          </table:table-cell>
          <table:table-cell office:value-type="float" office:value="91.6971">
            <text:p>91.6971</text:p>
          </table:table-cell>
          <table:table-cell office:value-type="float" office:value="92.3934">
            <text:p>92.3934</text:p>
          </table:table-cell>
          <table:table-cell office:value-type="float" office:value="91.7059">
            <text:p>91.7059</text:p>
          </table:table-cell>
          <table:table-cell office:value-type="float" office:value="92.3897">
            <text:p>92.3897</text:p>
          </table:table-cell>
          <table:table-cell office:value-type="float" office:value="91.687">
            <text:p>91.687</text:p>
          </table:table-cell>
          <table:table-cell table:number-columns-repeated="1016"/>
        </table:table-row>
        <table:table-row table:style-name="ro1">
          <table:table-cell office:value-type="string">
            <text:p>Gain</text:p>
          </table:table-cell>
          <table:table-cell office:value-type="string">
            <text:p>bless</text:p>
          </table:table-cell>
          <table:table-cell office:value-type="float" office:value="97.5812">
            <text:p>97.5812</text:p>
          </table:table-cell>
          <table:table-cell office:value-type="float" office:value="95.8973">
            <text:p>95.8973</text:p>
          </table:table-cell>
          <table:table-cell office:value-type="float" office:value="97.5653">
            <text:p>97.5653</text:p>
          </table:table-cell>
          <table:table-cell office:value-type="float" office:value="96.1103">
            <text:p>96.1103</text:p>
          </table:table-cell>
          <table:table-cell office:value-type="float" office:value="97.5361">
            <text:p>97.5361</text:p>
          </table:table-cell>
          <table:table-cell office:value-type="float" office:value="96.094">
            <text:p>96.094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>
            <text:p>lighter</text:p>
          </table:table-cell>
          <table:table-cell table:style-name="ce1" office:value-type="float" office:value="98.502">
            <text:p>98.502</text:p>
          </table:table-cell>
          <table:table-cell table:style-name="ce1" office:value-type="float" office:value="97.1371">
            <text:p>97.1371</text:p>
          </table:table-cell>
          <table:table-cell table:style-name="ce1" office:value-type="float" office:value="98.4079">
            <text:p>98.4079</text:p>
          </table:table-cell>
          <table:table-cell table:style-name="ce1" office:value-type="float" office:value="97.8817">
            <text:p>97.8817</text:p>
          </table:table-cell>
          <table:table-cell table:style-name="ce1" office:value-type="float" office:value="98.4315">
            <text:p>98.4315</text:p>
          </table:table-cell>
          <table:table-cell table:style-name="ce1" office:value-type="float" office:value="98.0429">
            <text:p>98.0429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ffect of alpha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table:number-columns-repeated="1008"/>
        </table:table-row>
        <table:table-row table:style-name="ro1">
          <table:table-cell office:value-type="string">
            <text:p>Recall</text:p>
          </table:table-cell>
          <table:table-cell office:value-type="float" office:value="46.654">
            <text:p>46.654</text:p>
          </table:table-cell>
          <table:table-cell office:value-type="float" office:value="96.7671">
            <text:p>96.7671</text:p>
          </table:table-cell>
          <table:table-cell office:value-type="float" office:value="99.3617">
            <text:p>99.3617</text:p>
          </table:table-cell>
          <table:table-cell office:value-type="float" office:value="99.3717">
            <text:p>99.3717</text:p>
          </table:table-cell>
          <table:table-cell office:value-type="float" office:value="99.3255">
            <text:p>99.3255</text:p>
          </table:table-cell>
          <table:table-cell office:value-type="float" office:value="99.3658">
            <text:p>99.3658</text:p>
          </table:table-cell>
          <table:table-cell office:value-type="float" office:value="99.3216">
            <text:p>99.3216</text:p>
          </table:table-cell>
          <table:table-cell office:value-type="float" office:value="99.3646">
            <text:p>99.3646</text:p>
          </table:table-cell>
          <table:table-cell office:value-type="float" office:value="99.3272">
            <text:p>99.3272</text:p>
          </table:table-cell>
          <table:table-cell office:value-type="float" office:value="99.3778">
            <text:p>99.3778</text:p>
          </table:table-cell>
          <table:table-cell office:value-type="float" office:value="99.347">
            <text:p>99.347</text:p>
          </table:table-cell>
          <table:table-cell office:value-type="float" office:value="99.3866">
            <text:p>99.3866</text:p>
          </table:table-cell>
          <table:table-cell office:value-type="float" office:value="99.3543">
            <text:p>99.3543</text:p>
          </table:table-cell>
          <table:table-cell office:value-type="float" office:value="99.3265">
            <text:p>99.3265</text:p>
          </table:table-cell>
          <table:table-cell office:value-type="float" office:value="99.3765">
            <text:p>99.3765</text:p>
          </table:table-cell>
          <table:table-cell table:number-columns-repeated="1008"/>
        </table:table-row>
        <table:table-row table:style-name="ro1">
          <table:table-cell office:value-type="string">
            <text:p>Precision</text:p>
          </table:table-cell>
          <table:table-cell office:value-type="float" office:value="78.3726">
            <text:p>78.3726</text:p>
          </table:table-cell>
          <table:table-cell office:value-type="float" office:value="98.1505">
            <text:p>98.1505</text:p>
          </table:table-cell>
          <table:table-cell office:value-type="float" office:value="99.09">
            <text:p>99.09</text:p>
          </table:table-cell>
          <table:table-cell office:value-type="float" office:value="99.0789">
            <text:p>99.0789</text:p>
          </table:table-cell>
          <table:table-cell office:value-type="float" office:value="99.0847">
            <text:p>99.0847</text:p>
          </table:table-cell>
          <table:table-cell office:value-type="float" office:value="99.0862">
            <text:p>99.0862</text:p>
          </table:table-cell>
          <table:table-cell office:value-type="float" office:value="99.0824">
            <text:p>99.0824</text:p>
          </table:table-cell>
          <table:table-cell office:value-type="float" office:value="99.0874">
            <text:p>99.0874</text:p>
          </table:table-cell>
          <table:table-cell office:value-type="float" office:value="99.0833">
            <text:p>99.0833</text:p>
          </table:table-cell>
          <table:table-cell office:value-type="float" office:value="99.0871">
            <text:p>99.0871</text:p>
          </table:table-cell>
          <table:table-cell office:value-type="float" office:value="99.0844">
            <text:p>99.0844</text:p>
          </table:table-cell>
          <table:table-cell office:value-type="float" office:value="99.0869">
            <text:p>99.0869</text:p>
          </table:table-cell>
          <table:table-cell office:value-type="float" office:value="99.0806">
            <text:p>99.0806</text:p>
          </table:table-cell>
          <table:table-cell office:value-type="float" office:value="99.0821">
            <text:p>99.0821</text:p>
          </table:table-cell>
          <table:table-cell office:value-type="float" office:value="99.0803">
            <text:p>99.0803</text:p>
          </table:table-cell>
          <table:table-cell table:number-columns-repeated="1008"/>
        </table:table-row>
        <table:table-row table:style-name="ro1">
          <table:table-cell office:value-type="string">
            <text:p>F-score</text:p>
          </table:table-cell>
          <table:table-cell office:value-type="float" office:value="58.4898">
            <text:p>58.4898</text:p>
          </table:table-cell>
          <table:table-cell office:value-type="float" office:value="97.4539">
            <text:p>97.4539</text:p>
          </table:table-cell>
          <table:table-cell office:value-type="float" office:value="99.2257">
            <text:p>99.2257</text:p>
          </table:table-cell>
          <table:table-cell office:value-type="float" office:value="99.225">
            <text:p>99.225</text:p>
          </table:table-cell>
          <table:table-cell office:value-type="float" office:value="99.2049">
            <text:p>99.2049</text:p>
          </table:table-cell>
          <table:table-cell office:value-type="float" office:value="99.2258">
            <text:p>99.2258</text:p>
          </table:table-cell>
          <table:table-cell office:value-type="float" office:value="99.2018">
            <text:p>99.2018</text:p>
          </table:table-cell>
          <table:table-cell office:value-type="float" office:value="99.2258">
            <text:p>99.2258</text:p>
          </table:table-cell>
          <table:table-cell office:value-type="float" office:value="99.2051">
            <text:p>99.2051</text:p>
          </table:table-cell>
          <table:table-cell office:value-type="float" office:value="99.2322">
            <text:p>99.2322</text:p>
          </table:table-cell>
          <table:table-cell office:value-type="float" office:value="99.2155">
            <text:p>99.2155</text:p>
          </table:table-cell>
          <table:table-cell office:value-type="float" office:value="99.2365">
            <text:p>99.2365</text:p>
          </table:table-cell>
          <table:table-cell office:value-type="float" office:value="99.2173">
            <text:p>99.2173</text:p>
          </table:table-cell>
          <table:table-cell office:value-type="float" office:value="99.2042">
            <text:p>99.2042</text:p>
          </table:table-cell>
          <table:table-cell office:value-type="float" office:value="99.2282">
            <text:p>99.2282</text:p>
          </table:table-cell>
          <table:table-cell table:number-columns-repeated="1008"/>
        </table:table-row>
        <table:table-row table:style-name="ro1">
          <table:table-cell office:value-type="string">
            <text:p>Gain</text:p>
          </table:table-cell>
          <table:table-cell office:value-type="float" office:value="33.7795">
            <text:p>33.7795</text:p>
          </table:table-cell>
          <table:table-cell office:value-type="float" office:value="94.9437">
            <text:p>94.9437</text:p>
          </table:table-cell>
          <table:table-cell office:value-type="float" office:value="98.4492">
            <text:p>98.4492</text:p>
          </table:table-cell>
          <table:table-cell office:value-type="float" office:value="98.4478">
            <text:p>98.4478</text:p>
          </table:table-cell>
          <table:table-cell office:value-type="float" office:value="98.4079">
            <text:p>98.4079</text:p>
          </table:table-cell>
          <table:table-cell office:value-type="float" office:value="98.4494">
            <text:p>98.4494</text:p>
          </table:table-cell>
          <table:table-cell office:value-type="float" office:value="98.4017">
            <text:p>98.4017</text:p>
          </table:table-cell>
          <table:table-cell office:value-type="float" office:value="98.4495">
            <text:p>98.4495</text:p>
          </table:table-cell>
          <table:table-cell office:value-type="float" office:value="98.4083">
            <text:p>98.4083</text:p>
          </table:table-cell>
          <table:table-cell office:value-type="float" office:value="98.4622">
            <text:p>98.4622</text:p>
          </table:table-cell>
          <table:table-cell office:value-type="float" office:value="98.4289">
            <text:p>98.4289</text:p>
          </table:table-cell>
          <table:table-cell office:value-type="float" office:value="98.4708">
            <text:p>98.4708</text:p>
          </table:table-cell>
          <table:table-cell office:value-type="float" office:value="98.4324">
            <text:p>98.4324</text:p>
          </table:table-cell>
          <table:table-cell office:value-type="float" office:value="98.4064">
            <text:p>98.4064</text:p>
          </table:table-cell>
          <table:table-cell office:value-type="float" office:value="98.4541">
            <text:p>98.454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haploid case </text:p>
          </table:table-cell>
          <table:table-cell office:value-type="string">
            <text:p>in table B</text:p>
          </table:table-cell>
          <table:table-cell office:value-type="string">
            <text:p>ecoli kme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60154">
            <text:p>9060154</text:p>
          </table:table-cell>
          <table:table-cell office:value-type="float" office:value="9060246">
            <text:p>9060246</text:p>
          </table:table-cell>
          <table:table-cell table:number-columns-repeated="1021"/>
        </table:table-row>
        <table:table-row table:style-name="ro1">
          <table:table-cell office:value-type="string">
            <text:p>diploid case</text:p>
          </table:table-cell>
          <table:table-cell office:value-type="string">
            <text:p>in table B</text:p>
          </table:table-cell>
          <table:table-cell office:value-type="string">
            <text:p>heter kmer</text:p>
          </table:table-cell>
          <table:table-cell table:number-columns-repeated="1021"/>
        </table:table-row>
        <table:table-row table:style-name="ro1">
          <table:table-cell office:value-type="string">
            <text:p>70x diploid</text:p>
          </table:table-cell>
          <table:table-cell office:value-type="float" office:value="158972">
            <text:p>158972</text:p>
          </table:table-cell>
          <table:table-cell office:value-type="float" office:value="159117">
            <text:p>159117</text:p>
          </table:table-cell>
          <table:table-cell table:number-columns-repeated="1021"/>
        </table:table-row>
        <table:table-row table:style-name="ro1">
          <table:table-cell office:value-type="string">
            <text:p>0.001 SNP r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AL DATA SET</text:p>
          </table:table-cell>
          <table:table-cell table:number-columns-repeated="1023"/>
        </table:table-row>
        <table:table-row table:style-name="ro1">
          <table:table-cell office:value-type="string">
            <text:p>Ecoli_75x</text:p>
          </table:table-cell>
          <table:table-cell office:value-type="string">
            <text:p>kmer size 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wtie2 mapping</text:p>
          </table:table-cell>
          <table:table-cell table:number-columns-repeated="2"/>
          <table:table-cell office:value-type="string">
            <text:p>total reads </text:p>
          </table:table-cell>
          <table:table-cell office:value-type="string">
            <text:p>mapped</text:p>
          </table:table-cell>
          <table:table-cell table:number-columns-repeated="1019"/>
        </table:table-row>
        <table:table-row table:style-name="ro1">
          <table:table-cell office:value-type="string">
            <text:p>orig</text:p>
          </table:table-cell>
          <table:table-cell office:value-type="float" office:value="343081567">
            <text:p>343081567</text:p>
          </table:table-cell>
          <table:table-cell/>
          <table:table-cell office:value-type="float" office:value="1748808">
            <text:p>1748808</text:p>
          </table:table-cell>
          <table:table-cell table:style-name="ce2" office:value-type="percentage" office:value="0.9904">
            <text:p>99.04%</text:p>
          </table:table-cell>
          <table:table-cell table:number-columns-repeated="1019"/>
        </table:table-row>
        <table:table-row table:style-name="ro1">
          <table:table-cell office:value-type="string">
            <text:p>quake</text:p>
          </table:table-cell>
          <table:table-cell office:value-type="float" office:value="327813255">
            <text:p>327813255</text:p>
          </table:table-cell>
          <table:table-cell/>
          <table:table-cell office:value-type="float" office:value="1684792">
            <text:p>1684792</text:p>
          </table:table-cell>
          <table:table-cell table:style-name="ce2" office:value-type="percentage" office:value="0.9998">
            <text:p>99.98%</text:p>
          </table:table-cell>
          <table:table-cell table:number-columns-repeated="1019"/>
        </table:table-row>
        <table:table-row table:style-name="ro1">
          <table:table-cell office:value-type="string">
            <text:p>musket</text:p>
          </table:table-cell>
          <table:table-cell office:value-type="float" office:value="345403149">
            <text:p>345403149</text:p>
          </table:table-cell>
          <table:table-cell/>
          <table:table-cell office:value-type="float" office:value="1748808">
            <text:p>1748808</text:p>
          </table:table-cell>
          <table:table-cell table:style-name="ce2" office:value-type="percentage" office:value="0.9915">
            <text:p>99.15%</text:p>
          </table:table-cell>
          <table:table-cell table:number-columns-repeated="1019"/>
        </table:table-row>
        <table:table-row table:style-name="ro1">
          <table:table-cell office:value-type="string">
            <text:p>bless</text:p>
          </table:table-cell>
          <table:table-cell office:value-type="float" office:value="345947230">
            <text:p>345947230</text:p>
          </table:table-cell>
          <table:table-cell/>
          <table:table-cell office:value-type="float" office:value="1748808">
            <text:p>1748808</text:p>
          </table:table-cell>
          <table:table-cell table:style-name="ce2" office:value-type="percentage" office:value="0.993">
            <text:p>99.30%</text:p>
          </table:table-cell>
          <table:table-cell table:number-columns-repeated="1019"/>
        </table:table-row>
        <table:table-row table:style-name="ro1">
          <table:table-cell office:value-type="string">
            <text:p>lighter</text:p>
          </table:table-cell>
          <table:table-cell office:value-type="float" office:value="346273158">
            <text:p>346273158</text:p>
          </table:table-cell>
          <table:table-cell/>
          <table:table-cell office:value-type="float" office:value="1748808">
            <text:p>1748808</text:p>
          </table:table-cell>
          <table:table-cell table:style-name="ce2" office:value-type="percentage" office:value="0.9939">
            <text:p>99.39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APDenovo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ntig N50</text:p>
          </table:table-cell>
          <table:table-cell office:value-type="string">
            <text:p>scaffold N50</text:p>
          </table:table-cell>
          <table:table-cell office:value-type="string">
            <text:p>(kmer for SD2)</text:p>
          </table:table-cell>
          <table:table-cell table:number-columns-repeated="1020"/>
        </table:table-row>
        <table:table-row table:style-name="ro1">
          <table:table-cell office:value-type="string">
            <text:p>orig</text:p>
          </table:table-cell>
          <table:table-cell office:value-type="float" office:value="53584">
            <text:p>53584</text:p>
          </table:table-cell>
          <table:table-cell office:value-type="float" office:value="80924">
            <text:p>80924</text:p>
          </table:table-cell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office:value-type="string">
            <text:p>quake</text:p>
          </table:table-cell>
          <table:table-cell office:value-type="float" office:value="54854">
            <text:p>54854</text:p>
          </table:table-cell>
          <table:table-cell office:value-type="float" office:value="89802">
            <text:p>89802</text:p>
          </table:table-cell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office:value-type="string">
            <text:p>musket</text:p>
          </table:table-cell>
          <table:table-cell office:value-type="float" office:value="47826">
            <text:p>47826</text:p>
          </table:table-cell>
          <table:table-cell office:value-type="float" office:value="89873">
            <text:p>89873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office:value-type="string">
            <text:p>bless</text:p>
          </table:table-cell>
          <table:table-cell office:value-type="float" office:value="50573">
            <text:p>50573</text:p>
          </table:table-cell>
          <table:table-cell office:value-type="float" office:value="84353">
            <text:p>84353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office:value-type="string">
            <text:p>lighter</text:p>
          </table:table-cell>
          <table:table-cell office:value-type="float" office:value="48777">
            <text:p>48777</text:p>
          </table:table-cell>
          <table:table-cell office:value-type="float" office:value="86836">
            <text:p>86836</text:p>
          </table:table-cell>
          <table:table-cell office:value-type="float" office:value="53">
            <text:p>53</text:p>
          </table:table-cell>
          <table:table-cell office:value-type="string">
            <text:p>or</text:p>
          </table:table-cell>
          <table:table-cell office:value-type="float" office:value="46178">
            <text:p>46178</text:p>
          </table:table-cell>
          <table:table-cell office:value-type="float" office:value="88077">
            <text:p>88077</text:p>
          </table:table-cell>
          <table:table-cell office:value-type="float" office:value="57">
            <text:p>5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age_chr14</text:p>
          </table:table-cell>
          <table:table-cell office:value-type="string">
            <text:p>kmer size 1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tig N50</text:p>
          </table:table-cell>
          <table:table-cell office:value-type="string">
            <text:p>scaffold N50</text:p>
          </table:table-cell>
          <table:table-cell office:value-type="string">
            <text:p>(kmer for SD2)</text:p>
          </table:table-cell>
          <table:table-cell table:number-columns-repeated="1020"/>
        </table:table-row>
        <table:table-row table:style-name="ro1">
          <table:table-cell office:value-type="string">
            <text:p>orig</text:p>
          </table:table-cell>
          <table:table-cell office:value-type="float" office:value="3372">
            <text:p>3372</text:p>
          </table:table-cell>
          <table:table-cell office:value-type="float" office:value="9219">
            <text:p>9219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office:value-type="string">
            <text:p>quake</text:p>
          </table:table-cell>
          <table:table-cell office:value-type="float" office:value="3203">
            <text:p>3203</text:p>
          </table:table-cell>
          <table:table-cell office:value-type="float" office:value="8727">
            <text:p>8727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office:value-type="string">
            <text:p>musket</text:p>
          </table:table-cell>
          <table:table-cell office:value-type="float" office:value="3760">
            <text:p>3760</text:p>
          </table:table-cell>
          <table:table-cell office:value-type="float" office:value="6142">
            <text:p>6142</text:p>
          </table:table-cell>
          <table:table-cell office:value-type="float" office:value="63">
            <text:p>63</text:p>
          </table:table-cell>
          <table:table-cell table:number-columns-repeated="1020"/>
        </table:table-row>
        <table:table-row table:style-name="ro1">
          <table:table-cell office:value-type="string">
            <text:p>bless</text:p>
          </table:table-cell>
          <table:table-cell office:value-type="float" office:value="3763">
            <text:p>3763</text:p>
          </table:table-cell>
          <table:table-cell office:value-type="float" office:value="9254">
            <text:p>9254</text:p>
          </table:table-cell>
          <table:table-cell office:value-type="float" office:value="63">
            <text:p>63</text:p>
          </table:table-cell>
          <table:table-cell table:number-columns-repeated="1020"/>
        </table:table-row>
        <table:table-row table:style-name="ro1">
          <table:table-cell office:value-type="string">
            <text:p>lighter</text:p>
          </table:table-cell>
          <table:table-cell office:value-type="float" office:value="3757">
            <text:p>3757</text:p>
          </table:table-cell>
          <table:table-cell office:value-type="float" office:value="9012">
            <text:p>9012</text:p>
          </table:table-cell>
          <table:table-cell office:value-type="float" office:value="63">
            <text:p>63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2/14/2014</text:date>, <text:time>09:2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 Song</meta:initial-creator>
    <meta:creation-date>2014-02-01T16:50:06</meta:creation-date>
    <dc:date>2014-02-14T09:22:47</dc:date>
    <dc:creator>Li Song</dc:creator>
    <meta:editing-duration>PT05H28M07S</meta:editing-duration>
    <meta:editing-cycles>23</meta:editing-cycles>
    <meta:generator>OpenOffice.org/3.2$Linux OpenOffice.org_project/320m12$Build-9483</meta:generator>
    <meta:document-statistic meta:table-count="3" meta:cell-count="299" meta:object-count="0"/>
  </office:meta>
</office:document-meta>
</file>